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58.86pt" svg:y="2.83pt">
            <loext:p draw:notify-on-update-of-ranges="Sheet1.A1:Sheet1.A1 Sheet1.B1:Sheet1.D1 Sheet1.A2:Sheet1.A2 Sheet1.B2:Sheet1.D2 Sheet1.A3:Sheet1.A3 Sheet1.B3:Sheet1.D3 Sheet1.A4:Sheet1.A4 Sheet1.B4:Sheet1.D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Rc2.5</text:p>
          </table:table-cell>
          <table:table-cell office:value-type="string" calcext:value-type="string">
            <text:p>Rc3.5</text:p>
          </table:table-cell>
          <table:table-cell office:value-type="string" calcext:value-type="string">
            <text:p>Rc5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A</text:p>
          </table:table-cell>
          <table:table-cell table:formula="of:=[.F20]" office:value-type="float" office:value="1.5539" calcext:value-type="float">
            <text:p>1.5539</text:p>
          </table:table-cell>
          <table:table-cell table:formula="of:=[.F22]" office:value-type="float" office:value="1.9757" calcext:value-type="float">
            <text:p>1.9757</text:p>
          </table:table-cell>
          <table:table-cell table:formula="of:=[.F24]" office:value-type="float" office:value="2.1036" calcext:value-type="float">
            <text:p>2.1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SE</text:p>
          </table:table-cell>
          <table:table-cell table:formula="of:=[.F26]" office:value-type="float" office:value="2.4241" calcext:value-type="float">
            <text:p>2.4241</text:p>
          </table:table-cell>
          <table:table-cell table:formula="of:=[.F28]" office:value-type="float" office:value="4.1587" calcext:value-type="float">
            <text:p>4.1587</text:p>
          </table:table-cell>
          <table:table-cell table:formula="of:=[.F30]" office:value-type="float" office:value="5.3491" calcext:value-type="float">
            <text:p>5.3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X</text:p>
          </table:table-cell>
          <table:table-cell table:formula="of:=[.F14]" office:value-type="float" office:value="2.4885" calcext:value-type="float">
            <text:p>2.4885</text:p>
          </table:table-cell>
          <table:table-cell table:formula="of:=[.F16]" office:value-type="float" office:value="5.5752" calcext:value-type="float">
            <text:p>5.5752</text:p>
          </table:table-cell>
          <table:table-cell table:formula="of:=[.F18]" office:value-type="float" office:value="8.7169" calcext:value-type="float">
            <text:p>8.7169</text:p>
          </table:table-cell>
          <table:table-cell table:number-columns-repeated="5"/>
        </table:table-row>
        <table:table-row table:style-name="ro1" table:number-rows-repeated="8">
          <table:table-cell table:number-columns-repeated="9"/>
        </table:table-row>
        <table:table-row table:style-name="ro1">
          <table:table-cell office:value-type="string" calcext:value-type="string">
            <text:p>out-AVX-25-0.tx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.4885" calcext:value-type="float">
            <text:p>2.4885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68.36</text:p>
          </table:table-cell>
          <table:table-cell office:value-type="string" calcext:value-type="string">
            <text:p>%)</text:p>
          </table:table-cell>
        </table:table-row>
        <table:table-row table:style-name="ro1">
          <table:table-cell office:value-type="string" calcext:value-type="string">
            <text:p>out-AVX-35-0.tx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5.5752" calcext:value-type="float">
            <text:p>5.5752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82.562</text:p>
          </table:table-cell>
          <table:table-cell office:value-type="string" calcext:value-type="string">
            <text:p>%)</text:p>
          </table:table-cell>
        </table:table-row>
        <table:table-row table:style-name="ro1">
          <table:table-cell office:value-type="string" calcext:value-type="string">
            <text:p>out-AVX-50-0.tx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8.7169" calcext:value-type="float">
            <text:p>8.7169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90.045</text:p>
          </table:table-cell>
          <table:table-cell office:value-type="string" calcext:value-type="string">
            <text:p>%)</text:p>
          </table:table-cell>
        </table:table-row>
        <table:table-row table:style-name="ro1">
          <table:table-cell office:value-type="string" calcext:value-type="string">
            <text:p>out-SOA-25-0.tx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.5539" calcext:value-type="float">
            <text:p>1.5539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79.154</text:p>
          </table:table-cell>
          <table:table-cell office:value-type="string" calcext:value-type="string">
            <text:p>%)</text:p>
          </table:table-cell>
        </table:table-row>
        <table:table-row table:style-name="ro1">
          <table:table-cell office:value-type="string" calcext:value-type="string">
            <text:p>out-SOA-35-0.tx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1.9757" calcext:value-type="float">
            <text:p>1.9757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91.72</text:p>
          </table:table-cell>
          <table:table-cell office:value-type="string" calcext:value-type="string">
            <text:p>%)</text:p>
          </table:table-cell>
        </table:table-row>
        <table:table-row table:style-name="ro1">
          <table:table-cell office:value-type="string" calcext:value-type="string">
            <text:p>out-SOA-50-0.tx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.1036" calcext:value-type="float">
            <text:p>2.1036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95.416</text:p>
          </table:table-cell>
          <table:table-cell office:value-type="string" calcext:value-type="string">
            <text:p>%)</text:p>
          </table:table-cell>
        </table:table-row>
        <table:table-row table:style-name="ro1">
          <table:table-cell office:value-type="string" calcext:value-type="string">
            <text:p>out-SSE-25-0.tx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2.4241" calcext:value-type="float">
            <text:p>2.4241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67.227</text:p>
          </table:table-cell>
          <table:table-cell office:value-type="string" calcext:value-type="string">
            <text:p>%)</text:p>
          </table:table-cell>
        </table:table-row>
        <table:table-row table:style-name="ro1">
          <table:table-cell office:value-type="string" calcext:value-type="string">
            <text:p>out-SSE-35-0.tx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4.1587" calcext:value-type="float">
            <text:p>4.1587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81.368</text:p>
          </table:table-cell>
          <table:table-cell office:value-type="string" calcext:value-type="string">
            <text:p>%)</text:p>
          </table:table-cell>
        </table:table-row>
        <table:table-row table:style-name="ro1">
          <table:table-cell office:value-type="string" calcext:value-type="string">
            <text:p>out-SSE-50-0.tx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LOP-rat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loop</text:p>
          </table:table-cell>
          <table:table-cell office:value-type="float" office:value="5.3491" calcext:value-type="float">
            <text:p>5.3491</text:p>
          </table:table-cell>
          <table:table-cell office:value-type="string" calcext:value-type="string">
            <text:p>GFLOP/sec</text:p>
          </table:table-cell>
          <table:table-cell office:value-type="string" calcext:value-type="string">
            <text:p>(87.018</text:p>
          </table:table-cell>
          <table:table-cell office:value-type="string" calcext:value-type="string">
            <text:p>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6:46:34.461438678</meta:creation-date>
    <dc:date>2017-11-20T16:59:41.724250289</dc:date>
    <meta:editing-duration>PT2M58S</meta:editing-duration>
    <meta:editing-cycles>2</meta:editing-cycles>
    <meta:generator>LibreOffice/5.4.1.2$Linux_X86_64 LibreOffice_project/40m0$Build-2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04cm" svg:y="3.782cm" style:legend-expansion="high" chart:style-name="ch2"/>
        <chart:plot-area chart:style-name="ch3" table:cell-range-address="Sheet1.A1:Sheet1.D4" chart:data-source-has-labels="both" svg:x="1.279cm" svg:y="0.18cm" svg:width="12.905cm" svg:height="8.64cm">
          <chartooo:coordinate-region svg:x="1.9cm" svg:y="0.353cm" svg:width="12.284cm" svg:height="7.873cm"/>
          <chart:axis chart:dimension="x" chart:name="primary-x" chart:style-name="ch4" chartooo:axis-type="auto">
            <chartooo:date-scale/>
            <chart:categories table:cell-range-address="Sheet1.B1:Sheet1.D1"/>
          </chart:axis>
          <chart:axis chart:dimension="y" chart:name="primary-y" chart:style-name="ch5">
            <chart:title svg:x="0.451cm" svg:y="5.377cm" chart:style-name="ch6">
              <text:p>GFLOP/sec</text:p>
            </chart:title>
            <chart:grid chart:style-name="ch7" chart:class="major"/>
          </chart:axis>
          <chart:series chart:style-name="ch8" chart:values-cell-range-address="Sheet1.B2:Sheet1.D2" chart:label-cell-address="Sheet1.A2:Sheet1.A2" chart:class="chart:bar">
            <chart:data-point chart:repeated="3"/>
          </chart:series>
          <chart:series chart:style-name="ch9" chart:values-cell-range-address="Sheet1.B3:Sheet1.D3" chart:label-cell-address="Sheet1.A3:Sheet1.A3" chart:class="chart:bar">
            <chart:data-point chart:repeated="3"/>
          </chart:series>
          <chart:series chart:style-name="ch10" chart:values-cell-range-address="Sheet1.B4:Sheet1.D4" chart:label-cell-address="Sheet1.A4:Sheet1.A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c2.5</text:p>
                <draw:g>
                  <svg:desc>Sheet1.B1:Sheet1.D1</svg:desc>
                </draw:g>
              </table:table-cell>
              <table:table-cell office:value-type="string">
                <text:p>Rc3.5</text:p>
              </table:table-cell>
              <table:table-cell office:value-type="string">
                <text:p>Rc5.0</text:p>
              </table:table-cell>
            </table:table-row>
          </table:table-header-rows>
          <table:table-rows>
            <table:table-row>
              <table:table-cell office:value-type="string">
                <text:p>SOA</text:p>
                <draw:g>
                  <svg:desc>Sheet1.A2:Sheet1.A2</svg:desc>
                </draw:g>
              </table:table-cell>
              <table:table-cell office:value-type="float" office:value="1.5539">
                <text:p>1.5539</text:p>
                <draw:g>
                  <svg:desc>Sheet1.B2:Sheet1.D2</svg:desc>
                </draw:g>
              </table:table-cell>
              <table:table-cell office:value-type="float" office:value="1.9757">
                <text:p>1.9757</text:p>
              </table:table-cell>
              <table:table-cell office:value-type="float" office:value="2.1036">
                <text:p>2.1036</text:p>
              </table:table-cell>
            </table:table-row>
            <table:table-row>
              <table:table-cell office:value-type="string">
                <text:p>SSE</text:p>
                <draw:g>
                  <svg:desc>Sheet1.A3:Sheet1.A3</svg:desc>
                </draw:g>
              </table:table-cell>
              <table:table-cell office:value-type="float" office:value="2.4241">
                <text:p>2.4241</text:p>
                <draw:g>
                  <svg:desc>Sheet1.B3:Sheet1.D3</svg:desc>
                </draw:g>
              </table:table-cell>
              <table:table-cell office:value-type="float" office:value="4.1587">
                <text:p>4.1587</text:p>
              </table:table-cell>
              <table:table-cell office:value-type="float" office:value="5.3491">
                <text:p>5.3491</text:p>
              </table:table-cell>
            </table:table-row>
            <table:table-row>
              <table:table-cell office:value-type="string">
                <text:p>AVX</text:p>
                <draw:g>
                  <svg:desc>Sheet1.A4:Sheet1.A4</svg:desc>
                </draw:g>
              </table:table-cell>
              <table:table-cell office:value-type="float" office:value="2.4885">
                <text:p>2.4885</text:p>
                <draw:g>
                  <svg:desc>Sheet1.B4:Sheet1.D4</svg:desc>
                </draw:g>
              </table:table-cell>
              <table:table-cell office:value-type="float" office:value="5.5752">
                <text:p>5.5752</text:p>
              </table:table-cell>
              <table:table-cell office:value-type="float" office:value="8.7169">
                <text:p>8.7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